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Times" svg:font-family="Times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/>
    </style:style>
    <style:style style:name="P2" style:family="paragraph" style:parent-style-name="Standard">
      <style:text-properties style:font-name="monospace" fo:font-size="12pt" officeooo:rsid="000ccffb" officeooo:paragraph-rsid="000ccffb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Times" officeooo:rsid="000d7841" officeooo:paragraph-rsid="0006c0ec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Times" fo:font-size="14pt" fo:font-weight="bold" officeooo:rsid="000d7841" officeooo:paragraph-rsid="0006c0e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Times" officeooo:rsid="000d7841" officeooo:paragraph-rsid="0006c0ec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Times" officeooo:paragraph-rsid="0006c0ec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Times" officeooo:rsid="0006c0ec" officeooo:paragraph-rsid="0006c0ec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style:font-name="Times" fo:font-weight="bold" officeooo:rsid="0006c0ec" officeooo:paragraph-rsid="0006c0ec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Times" fo:font-weight="bold" officeooo:rsid="00089c18" officeooo:paragraph-rsid="00089c18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Times" fo:font-weight="normal" officeooo:rsid="00089c18" officeooo:paragraph-rsid="00089c18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Times" fo:font-weight="normal" officeooo:rsid="000c2fcb" officeooo:paragraph-rsid="000c2fcb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Times" fo:font-weight="normal" officeooo:rsid="000c2fcb" officeooo:paragraph-rsid="0012e961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widows="1" fo:text-indent="0cm" style:auto-text-indent="false"/>
      <style:text-properties style:font-name="monospace" fo:font-size="12pt" fo:font-weight="normal" officeooo:rsid="00089c18" officeooo:paragraph-rsid="00089c18" style:font-weight-asian="normal" style:font-weight-complex="normal"/>
    </style:style>
    <style:style style:name="T1" style:family="text">
      <style:text-properties officeooo:rsid="0006c0ec"/>
    </style:style>
    <style:style style:name="T2" style:family="text">
      <style:text-properties style:font-name="Times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89c18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cffb" style:font-style-asian="normal" style:font-style-complex="normal"/>
    </style:style>
    <style:style style:name="T7" style:family="text">
      <style:text-properties fo:font-style="normal" officeooo:rsid="000e78bc" style:font-style-asian="normal" style:font-style-complex="normal"/>
    </style:style>
    <style:style style:name="T8" style:family="text">
      <style:text-properties fo:font-style="normal" officeooo:rsid="001038a6" style:font-style-asian="normal" style:font-style-complex="normal"/>
    </style:style>
    <style:style style:name="T9" style:family="text">
      <style:text-properties fo:font-style="normal" officeooo:rsid="0010f483" style:font-style-asian="normal" style:font-style-complex="normal"/>
    </style:style>
    <style:style style:name="T10" style:family="text">
      <style:text-properties fo:font-style="normal" officeooo:rsid="00110abd" style:font-style-asian="normal" style:font-style-complex="normal"/>
    </style:style>
    <style:style style:name="T11" style:family="text">
      <style:text-properties fo:font-style="normal" officeooo:rsid="0012e961" style:font-style-asian="normal" style:font-style-complex="normal"/>
    </style:style>
    <style:style style:name="T12" style:family="text">
      <style:text-properties fo:font-style="normal" fo:font-weight="bold" officeooo:rsid="000ccffb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e78b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038a6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0f483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10ab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2e961" style:font-style-asian="normal" style:font-weight-asian="bold" style:font-style-complex="normal" style:font-weight-complex="bold"/>
    </style:style>
    <style:style style:name="T18" style:family="text">
      <style:text-properties officeooo:rsid="000ccf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han Sargon Werlich</text:p>
      <text:p text:style-name="P3">Graduando de Ciência da Computação na Univ. Federal de Santa Catarina (UFSC)</text:p>
      <text:p text:style-name="P3"><text:a xlink:type="simple" xlink:href="mailto:nathan.werlich@grad.ufsc.br" text:style-name="Internet_20_link" text:visited-style-name="Visited_20_Internet_20_Link"><text:span text:style-name="T2">nathan.werlich@grad.ufsc.br</text:span></text:a></text:p>
      <text:p text:style-name="P3"/>
      <text:p text:style-name="P3"/>
      <text:p text:style-name="P6"><text:span text:style-name="T1">Analise de Complexidade</text:span> de Algoritmos</text:p>
      <text:p text:style-name="P8">Floyd Modificado</text:p>
      <text:p text:style-name="P8"/>
      <text:p text:style-name="P8"/>
      <text:p text:style-name="P7"><text:span text:style-name="T3"><text:tab/>Considere a matriz de cursos D[n, n] definida como no algoritmo de Floyd . O algoritmo produzirá uma matriz A[n, n], com comprimentos dos menores caminhos e ainda uma matriz R[n, n] que fornece o vértice k, que é o primeiro vértice a ser visitado no menor caminho de </text:span><text:span text:style-name="T4">V</text:span><text:span text:style-name="T3">i até </text:span><text:span text:style-name="T4">V</text:span><text:span text:style-name="T3">j.</text:span></text:p>
      <text:p text:style-name="P7"><text:span text:style-name="T3"/></text:p>
      <text:p text:style-name="P9"><text:span text:style-name="T5">Algoritmo a ser analizado</text:span></text:p>
      <text:p text:style-name="P9"><text:span text:style-name="T5"/></text:p>
      <text:p text:style-name="P9"><text:span text:style-name="T5"/></text:p>
      <text:p text:style-name="P13"><text:span text:style-name="T6">1</text:span><text:span text:style-name="T5"><text:tab/>FloydModificado()</text:span></text:p>
      <text:p text:style-name="P1"><text:span text:style-name="T18">2</text:span><text:tab/>início</text:p>
      <text:p text:style-name="P1"><text:span text:style-name="T18">3<text:tab/></text:span><text:tab/>para i = 1 até n faça</text:p>
      <text:p text:style-name="P1"><text:span text:style-name="T18">4<text:tab/></text:span><text:tab/><text:tab/>para j = 1 até n faça</text:p>
      <text:p text:style-name="P1"><text:span text:style-name="T18">5<text:tab/></text:span><text:tab/><text:tab/><text:tab/>A[i,j] &lt;- D[i,j];</text:p>
      <text:p text:style-name="P1"><text:span text:style-name="T18">6<text:tab/></text:span><text:tab/><text:tab/><text:tab/>R[i,j] &lt;- 0;</text:p>
      <text:p text:style-name="P1"><text:span text:style-name="T18">7<text:tab/></text:span><text:tab/><text:tab/>fim para</text:p>
      <text:p text:style-name="P1"><text:span text:style-name="T18">8<text:tab/></text:span><text:tab/>fim para</text:p>
      <text:p text:style-name="P2">9</text:p>
      <text:p text:style-name="P1"><text:span text:style-name="T18">10<text:tab/></text:span><text:tab/>para i = 1 até n faça</text:p>
      <text:p text:style-name="P1"><text:span text:style-name="T18">11</text:span><text:tab/><text:tab/>A[i,i] &lt;- 0;</text:p>
      <text:p text:style-name="P1"><text:span text:style-name="T18">12</text:span><text:tab/><text:tab/>fim para</text:p>
      <text:p text:style-name="P2">13</text:p>
      <text:p text:style-name="P1"><text:span text:style-name="T18">14<text:tab/></text:span><text:tab/>para k = 1 até n faça</text:p>
      <text:p text:style-name="P1"><text:span text:style-name="T18">15<text:tab/></text:span><text:tab/><text:tab/>para i = 1 até n faça</text:p>
      <text:p text:style-name="P1"><text:span text:style-name="T18">16<text:tab/></text:span><text:tab/><text:tab/><text:tab/>para j = 1 até n faça</text:p>
      <text:p text:style-name="P1"><text:span text:style-name="T18">17<text:tab/></text:span><text:tab/><text:tab/><text:tab/><text:tab/>se A[i,k] + A[k,j] &lt; A[i,j] então</text:p>
      <text:p text:style-name="P1"><text:span text:style-name="T18">18<text:tab/></text:span><text:tab/><text:tab/><text:tab/><text:tab/><text:tab/>A[i,j] &lt;- A[i,k] + A[k,j];</text:p>
      <text:p text:style-name="P1"><text:span text:style-name="T18">19<text:tab/></text:span><text:tab/><text:tab/><text:tab/><text:tab/><text:tab/>R[i,j] &lt;- k;</text:p>
      <text:p text:style-name="P1"><text:span text:style-name="T18">20<text:tab/></text:span><text:tab/><text:tab/><text:tab/>fim para</text:p>
      <text:p text:style-name="P1"><text:span text:style-name="T18">21<text:tab/></text:span><text:tab/><text:tab/>fim para</text:p>
      <text:p text:style-name="P1"><text:span text:style-name="T18">22<text:tab/></text:span><text:tab/>fim para</text:p>
      <text:p text:style-name="P1"><text:span text:style-name="T18">23<text:tab/></text:span>fim</text:p>
      <text:p text:style-name="P10"><text:span text:style-name="T5"/></text:p>
      <text:p text:style-name="P10"><text:span text:style-name="T5"/></text:p>
      <text:p text:style-name="P11"><text:span text:style-name="T5"><text:tab/></text:span><text:span text:style-name="T12">Analise:</text:span></text:p>
      <text:p text:style-name="P11"><text:span text:style-name="T12"/></text:p>
      <text:p text:style-name="P11"><text:span text:style-name="T12"><text:tab/></text:span><text:span text:style-name="T7">Na linha </text:span><text:span text:style-name="T13">5</text:span><text:span text:style-name="T7"> e </text:span><text:span text:style-name="T13">6</text:span><text:span text:style-name="T7"> temos uma atribuição em cada linha e ambas valem '</text:span><text:span text:style-name="T13">1</text:span><text:span text:style-name="T7">' unidade de tempo cada, porem essas atribuições são executadas '</text:span><text:span text:style-name="T13">n</text:span><text:span text:style-name="T7">' vezes oque nos da </text:span><text:span text:style-name="T13">2*n²</text:span></text:p>
      <text:p text:style-name="P11"><text:span text:style-name="T13"/></text:p>
      <text:p text:style-name="P11"><text:span text:style-name="T13"><text:tab/></text:span><text:span text:style-name="T8">Na linha </text:span><text:span text:style-name="T14">4</text:span><text:span text:style-name="T13"> </text:span><text:span text:style-name="T8">temos uma atribuição que vale '</text:span><text:span text:style-name="T14">1</text:span><text:span text:style-name="T8">' porem essa atribuição acontece </text:span><text:span text:style-name="T9">'</text:span><text:span text:style-name="T14">n</text:span><text:span text:style-name="T9">'</text:span><text:span text:style-name="T8"> vezes pois temos um laço aninhado, </text:span><text:span text:style-name="T9">tem uma comparação que ocorre '</text:span><text:span text:style-name="T15">n²</text:span><text:span text:style-name="T9">' vezes por estar aninhado em outro laço e temos um incremento que acontece '</text:span><text:span text:style-name="T15">n²</text:span><text:span text:style-name="T9">' por estar aninhado em laço.</text:span></text:p>
      <text:p text:style-name="P11"><text:soft-page-break/><text:span text:style-name="T9"><text:tab/>Na linha </text:span><text:span text:style-name="T15">3 </text:span><text:span text:style-name="T9">temos uma atribuição que vale '</text:span><text:span text:style-name="T15">1</text:span><text:span text:style-name="T9">', uma comparação que vale '</text:span><text:span text:style-name="T15">n</text:span><text:span text:style-name="T9">' e um incremento que vale '</text:span><text:span text:style-name="T15">n</text:span><text:span text:style-name="T9">' </text:span></text:p>
      <text:p text:style-name="P11"><text:span text:style-name="T9"/></text:p>
      <text:p text:style-name="P11"><text:span text:style-name="T9"><text:tab/>Até agora temos </text:span><text:span text:style-name="T15">2*n² + n + n² + n² + 1 + n + n</text:span><text:span text:style-name="T9"> que pode ser escrito como </text:span><text:span text:style-name="T15">4*n² + 3*n + 1</text:span></text:p>
      <text:p text:style-name="P11"><text:span text:style-name="T14"><text:tab/></text:span></text:p>
      <text:p text:style-name="P11"><text:span text:style-name="T14"/></text:p>
      <text:p text:style-name="P11"><text:span text:style-name="T14"><text:tab/></text:span><text:span text:style-name="T9">Na linha </text:span><text:span text:style-name="T15">11</text:span><text:span text:style-name="T9"> temos uma atribuição que vale '</text:span><text:span text:style-name="T15">1</text:span><text:span text:style-name="T9">' porem ela está dentro de um laço oque a faz valer '</text:span><text:span text:style-name="T15">n</text:span><text:span text:style-name="T9">'</text:span></text:p>
      <text:p text:style-name="P11"><text:span text:style-name="T9"/></text:p>
      <text:p text:style-name="P11"><text:span text:style-name="T9"><text:tab/>Na linha </text:span><text:span text:style-name="T15">10 </text:span><text:span text:style-name="T9">temos uma atribuição que vale '</text:span><text:span text:style-name="T15">1</text:span><text:span text:style-name="T9">', uma comparação que vale '</text:span><text:span text:style-name="T15">n</text:span><text:span text:style-name="T9">' e um incremento que vale '</text:span><text:span text:style-name="T16">n</text:span><text:span text:style-name="T9">'</text:span></text:p>
      <text:p text:style-name="P11"><text:span text:style-name="T9"/></text:p>
      <text:p text:style-name="P11"><text:span text:style-name="T9"><text:tab/></text:span><text:span text:style-name="T10">Considerando as linhas </text:span><text:span text:style-name="T16">10</text:span><text:span text:style-name="T10"> e </text:span><text:span text:style-name="T16">11 </text:span><text:span text:style-name="T10">temos </text:span><text:span text:style-name="T16">n + 1 + n + n </text:span><text:span text:style-name="T10">que pode ser escrito como </text:span><text:span text:style-name="T16">3*n + 1</text:span></text:p>
      <text:p text:style-name="P11"><text:span text:style-name="T9"/></text:p>
      <text:p text:style-name="P11"><text:span text:style-name="T9"/></text:p>
      <text:p text:style-name="P11"><text:span text:style-name="T9"><text:tab/>Na </text:span><text:span text:style-name="T10">linha </text:span><text:span text:style-name="T16">18 </text:span><text:span text:style-name="T10">e </text:span><text:span text:style-name="T16">19 </text:span><text:span text:style-name="T10">temos duas atribuições e uma soma</text:span></text:p>
      <text:p text:style-name="P11"><text:span text:style-name="T10"/></text:p>
      <text:p text:style-name="P11"><text:span text:style-name="T10"><text:tab/>Na linha </text:span><text:span text:style-name="T16">17 </text:span><text:span text:style-name="T10">temos uma condicional e uma soma</text:span></text:p>
      <text:p text:style-name="P11"><text:span text:style-name="T10"/></text:p>
      <text:p text:style-name="P11"><text:span text:style-name="T10"><text:tab/>A analise desta parte nos da </text:span><text:span text:style-name="T16">5*n³</text:span></text:p>
      <text:p text:style-name="P11"><text:span text:style-name="T16"/></text:p>
      <text:p text:style-name="P11"><text:span text:style-name="T16"><text:tab/></text:span><text:span text:style-name="T10">Na linha </text:span><text:span text:style-name="T16">16 </text:span><text:span text:style-name="T10">temos '</text:span><text:span text:style-name="T16">n²</text:span><text:span text:style-name="T10">' para a atribuição de </text:span><text:span text:style-name="T16">J</text:span><text:span text:style-name="T10">, temos '</text:span><text:span text:style-name="T16">n³</text:span><text:span text:style-name="T10">' para a comparação e '</text:span><text:span text:style-name="T16">n³</text:span><text:span text:style-name="T10">' para o incremento</text:span></text:p>
      <text:p text:style-name="P11"><text:span text:style-name="T10"/></text:p>
      <text:p text:style-name="P11"><text:span text:style-name="T10"><text:tab/>Na linha </text:span><text:span text:style-name="T16">15</text:span><text:span text:style-name="T10"> temos '</text:span><text:span text:style-name="T16">n' </text:span><text:span text:style-name="T10">para a atribuição de </text:span><text:span text:style-name="T16">I, </text:span><text:span text:style-name="T10">temos '</text:span><text:span text:style-name="T16">n²</text:span><text:span text:style-name="T10">' para a comparação e '</text:span><text:span text:style-name="T16">n²</text:span><text:span text:style-name="T10">' para o incremento</text:span></text:p>
      <text:p text:style-name="P11"><text:span text:style-name="T10"/></text:p>
      <text:p text:style-name="P11"><text:span text:style-name="T10"><text:tab/>Na linha </text:span><text:span text:style-name="T16">14 </text:span><text:span text:style-name="T10">temos '</text:span><text:span text:style-name="T16">1</text:span><text:span text:style-name="T10">' para a atribuição de </text:span><text:span text:style-name="T16">K</text:span><text:span text:style-name="T10">. temos '</text:span><text:span text:style-name="T16">n</text:span><text:span text:style-name="T10">' para a comparação e '</text:span><text:span text:style-name="T16">n</text:span><text:span text:style-name="T10">' para o incremento</text:span></text:p>
      <text:p text:style-name="P11"><text:span text:style-name="T10"/></text:p>
      <text:p text:style-name="P11"><text:span text:style-name="T10"><text:tab/></text:span></text:p>
      <text:p text:style-name="P11"><text:span text:style-name="T10"><text:tab/>Considerando da linha </text:span><text:span text:style-name="T16">14 </text:span><text:span text:style-name="T10">até a linha </text:span><text:span text:style-name="T16">19 </text:span><text:span text:style-name="T10">temos </text:span><text:span text:style-name="T17">5*n³ + n² + n³ + n³ + n + n² + n² + 1 + n + n</text:span><text:span text:style-name="T11"> que pode ser escrita como </text:span><text:span text:style-name="T17">7*n³ + 3*n² + 3n + 1</text:span></text:p>
      <text:p text:style-name="P11"><text:span text:style-name="T17"/></text:p>
      <text:p text:style-name="P12"><text:span text:style-name="T17"><text:tab/></text:span><text:span text:style-name="T11">Juntando tudo temos </text:span><text:span text:style-name="T15">4*n² + 3*n + 1 + </text:span><text:span text:style-name="T16">3*n + 1 + </text:span><text:span text:style-name="T17">7*n³ + 3*n² + 3n + 1 </text:span><text:span text:style-name="T11">que pode ser escrito como </text:span><text:span text:style-name="T17">7n³ + 7n² + 9n + 3</text:span></text:p>
      <text:p text:style-name="P12"><text:span text:style-name="T17"/></text:p>
      <text:p text:style-name="P12"><text:span text:style-name="T17"><text:tab/></text:span><text:span text:style-name="T11">Chegando assim a conclusão que a complexidade do algoritmo é </text:span><text:span text:style-name="T17">O(n³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Times" svg:font-family="Times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23:47.693022846</meta:creation-date>
    <dc:date>2016-05-10T23:41:33.851671901</dc:date>
    <meta:editing-duration>PT56S</meta:editing-duration>
    <meta:editing-cycles>1</meta:editing-cycles>
    <meta:document-statistic meta:table-count="0" meta:image-count="0" meta:object-count="0" meta:page-count="2" meta:paragraph-count="49" meta:word-count="573" meta:character-count="2545" meta:non-whitespace-character-count="1992"/>
    <meta:generator>LibreOffice/5.0.3.2$Linux_X86_64 LibreOffice_project/00m0$Build-2</meta:generator>
  </office:meta>
</office:document-meta>
</file>